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081a4"/>
    </style:style>
    <style:style style:name="P2" style:family="paragraph" style:parent-style-name="Standard">
      <style:text-properties officeooo:paragraph-rsid="00223c49"/>
    </style:style>
    <style:style style:name="P3" style:family="paragraph" style:parent-style-name="Standard">
      <style:text-properties officeooo:paragraph-rsid="0024c608"/>
    </style:style>
    <style:style style:name="T1" style:family="text">
      <style:text-properties officeooo:rsid="001ebab8"/>
    </style:style>
    <style:style style:name="T2" style:family="text">
      <style:text-properties style:font-name="Arial" fo:font-size="18pt" fo:font-weight="bold" officeooo:rsid="001ebab8" style:font-size-asian="18pt" style:font-weight-asian="bold" style:font-size-complex="18pt" style:font-weight-complex="bold"/>
    </style:style>
    <style:style style:name="T3" style:family="text">
      <style:text-properties style:font-name="Arial" fo:font-size="18pt" fo:font-weight="normal" officeooo:rsid="001ebab8" style:font-size-asian="18pt" style:font-weight-asian="normal" style:font-size-complex="18pt" style:font-weight-complex="normal"/>
    </style:style>
    <style:style style:name="T4" style:family="text">
      <style:text-properties style:font-name="Arial" fo:font-size="12pt" fo:font-weight="bold" officeooo:rsid="001ebab8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fd491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2081a4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23c49" style:font-size-asian="10.5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22ed30" style:font-size-asian="10.5pt" style:font-weight-asian="bold" style:font-size-complex="12pt" style:font-weight-complex="bold"/>
    </style:style>
    <style:style style:name="T9" style:family="text">
      <style:text-properties style:font-name="Arial" fo:font-size="12pt" fo:font-weight="bold" officeooo:rsid="0024c608" style:font-size-asian="10.5pt" style:font-weight-asian="bold" style:font-size-complex="12pt" style:font-weight-complex="bold"/>
    </style:style>
    <style:style style:name="T10" style:family="text">
      <style:text-properties style:font-name="Arial" fo:font-size="12pt" fo:font-style="italic" fo:font-weight="bold" officeooo:rsid="001fd491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Arial" fo:font-size="12pt" fo:font-style="italic" fo:font-weight="normal" officeooo:rsid="001fd491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Arial" fo:font-size="12pt" fo:font-weight="normal" officeooo:rsid="001fd491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1ebab8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2081a4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223c49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22ed30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24c608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officeooo:rsid="001fd491" style:font-size-asian="10.5pt" style:font-size-complex="12pt"/>
    </style:style>
    <style:style style:name="T19" style:family="text">
      <style:text-properties style:font-name="Arial" fo:font-size="14pt" fo:font-weight="bold" officeooo:rsid="001ebab8" style:font-size-asian="14pt" style:font-weight-asian="bold" style:font-size-complex="14pt" style:font-weight-complex="bold"/>
    </style:style>
    <style:style style:name="T20" style:family="text">
      <style:text-properties style:font-name="Arial" fo:font-size="14pt" fo:font-weight="bold" officeooo:rsid="00223c49" style:font-size-asian="14pt" style:font-weight-asian="bold" style:font-size-complex="14pt" style:font-weight-complex="bold"/>
    </style:style>
    <style:style style:name="T21" style:family="text">
      <style:text-properties style:font-name="Arial" fo:font-size="14pt" fo:font-weight="bold" officeooo:rsid="0022ed30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dcddde" style:font-name="Whitney" fo:font-size="11.25pt" fo:letter-spacing="normal" fo:font-style="normal" fo:font-weight="normal" officeooo:rsid="001ebab8"/>
    </style:style>
    <style:style style:name="T23" style:family="text">
      <style:text-properties fo:font-variant="normal" fo:text-transform="none" fo:color="#000000" style:font-name="Whitney" fo:font-size="11.25pt" fo:letter-spacing="normal" fo:font-style="normal" fo:font-weight="normal"/>
    </style:style>
    <style:style style:name="T24" style:family="text">
      <style:text-properties fo:font-variant="normal" fo:text-transform="none" fo:color="#000000" style:font-name="Whitney" fo:font-size="11.25pt" fo:letter-spacing="normal" fo:font-style="normal" fo:font-weight="normal" officeooo:rsid="001ebab8"/>
    </style:style>
    <style:style style:name="T25" style:family="text">
      <style:text-properties fo:color="#000000" officeooo:rsid="001eba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/text:span><text:span text:style-name="T2">Полезни линкове:<text:line-break/><text:line-break/></text:span><text:span text:style-name="T19">Инсталация на linux: </text:span><text:span text:style-name="T4"><text:line-break/>- dual boot </text:span><text:span text:style-name="T5"><text:s/>-<text:line-break/><text:tab/></text:span><text:span text:style-name="T12">В</text:span><text:span text:style-name="T13"> сториджа(ssd/hdd), където е вашият унидолс, инсталирате линукс <text:tab/>дистрибуция по ваш избор- препоръчвам debian, fedora и ubuntu</text:span><text:span text:style-name="T12">. <text:tab/>Графичната среда може да си я настроите по ваш вкус, най- богати на <text:tab/>вграден софтуер са Gnome и KDE, </text:span><text:span text:style-name="T14">най-икономични от към RAM са LXDE, <text:tab/>Cinnamon и KDE.</text:span><text:span text:style-name="T12"><text:line-break/><text:tab/></text:span><text:a xlink:type="simple" xlink:href="https://itsfoss.com/install-ubuntu-1404-dual-boot-mode-windows-8-81-uefi/" text:style-name="Internet_20_link" text:visited-style-name="Visited_20_Internet_20_Link"><text:span text:style-name="T12">https://itsfoss.com/install-ubuntu-1404-dual-boot-mode-windows-8-81-uefi/</text:span></text:a></text:p>
      <text:p text:style-name="P2"><text:span text:style-name="T12"><text:tab/></text:span><text:a xlink:type="simple" xlink:href="https://www.youtube.com/watch?v=vq0y8Pfn9Yc" text:style-name="Internet_20_link" text:visited-style-name="Visited_20_Internet_20_Link"><text:span text:style-name="T12">https://www.youtube.com/watch?v=vq0y8Pfn9Yc</text:span></text:a></text:p>
      <text:p text:style-name="P3"><text:span text:style-name="T4"><text:line-break/>- </text:span><text:span text:style-name="T5">инсталиране на linux на виртуална машина -<text:line-break/><text:tab/></text:span><text:span text:style-name="T12">След инсталиране на </text:span><text:span text:style-name="T11">virtual box </text:span><text:a xlink:type="simple" xlink:href="https://www.virtualbox.org/" text:style-name="Internet_20_link" text:visited-style-name="Visited_20_Internet_20_Link"><text:span text:style-name="T11">https://www.virtualbox.org/</text:span></text:a><text:span text:style-name="T12"> можете да <text:tab/>създадете виртуална машина по .iso image. Тъй като linux е безплатна ОС <text:tab/>(в повечето си дистрибуции) такъв image можете да изтеглете от сайта на <text:tab/>всяка, </text:span><text:span text:style-name="T11">за debian </text:span><text:a xlink:type="simple" xlink:href="https://www.debian.org/distrib/netinst" text:style-name="Internet_20_link" text:visited-style-name="Visited_20_Internet_20_Link"><text:span text:style-name="T11">https://www.debian.org/distrib/netinst</text:span></text:a><text:span text:style-name="T11"> (64 битовата <text:tab/>версия е „amd 64“, 32 e i386). За оптимално използване на виртуалната <text:tab/>машина е необходимо да заделите минимум 3GB Ram памет и поне 4 <text:tab/>„ядра“(virtual box заделя нишки на процесора).<text:line-break/><text:tab/></text:span><text:a xlink:type="simple" xlink:href="https://www.youtube.com/watch?v=6M1DivpQSdo" text:style-name="Internet_20_link" text:visited-style-name="Visited_20_Internet_20_Link"><text:span text:style-name="T11">https://www.youtube.com/watch?v=6M1DivpQSdo</text:span></text:a><text:span text:style-name="T10"> <text:line-break/><text:tab/></text:span><text:span text:style-name="T2"><text:line-break/><text:line-break/></text:span><text:span text:style-name="T19">Инсталация на </text:span><text:span text:style-name="T20">Elixir</text:span><text:span text:style-name="T19">: </text:span><text:span text:style-name="T4"><text:line-break/></text:span><text:span text:style-name="T7">- чрез стандартните команди apt install erlang, elixir – при тях инсталирате най-<text:tab/></text:span><text:span text:style-name="T15">новата версия поддържана от вашата ОС, това има своите недосатътци, <text:tab/>защото не можете да имате повече от една версия и става невъзможно <text:tab/>автоматизираната смяна на версиите. Инсталацията за сметка на това е <text:tab/>бърза.<text:line-break/><text:tab/></text:span><text:a xlink:type="simple" xlink:href="https://tecadmin.net/install-erlang-on-ubuntu/" text:style-name="Internet_20_link" text:visited-style-name="Visited_20_Internet_20_Link"><text:span text:style-name="T15">https://tecadmin.net/install-erlang-on-ubuntu/</text:span></text:a><text:span text:style-name="T15"><text:line-break/><text:tab/></text:span><text:a xlink:type="simple" xlink:href="https://elixir-lang.org/install.html" text:style-name="Internet_20_link" text:visited-style-name="Visited_20_Internet_20_Link"><text:span text:style-name="T15">https://elixir-lang.org/install.html</text:span></text:a><text:span text:style-name="T7"><text:line-break/>- чрез програмата за управление на версиите asdf – При нея можете да <text:tab/></text:span><text:span text:style-name="T15">инсталирате множество версии на най-различни програмни езици <text:tab/>наричат се плъгини, да настрайвате глобална версия за цялата ОС и <text:tab/>локални версия за отделени проекти. Смяната на версиите става с <text:tab/>бързо(една команда в терминала)<text:line-break/><text:tab/></text:span><text:a xlink:type="simple" xlink:href="https://asdf-vm.com/#/core-manage-asdf-vm" text:style-name="Internet_20_link" text:visited-style-name="Visited_20_Internet_20_Link"><text:span text:style-name="T15">https://asdf-vm.com/#/core-manage-asdf-vm</text:span></text:a><text:span text:style-name="T15"><text:line-break/><text:tab/></text:span><text:a xlink:type="simple" xlink:href="https://github.com/asdf-vm/asdf-erlang" text:style-name="Internet_20_link" text:visited-style-name="Visited_20_Internet_20_Link"><text:span text:style-name="T15">https://github.com/asdf-vm/asdf-erlang</text:span></text:a><text:span text:style-name="T15"><text:line-break/><text:tab/></text:span><text:a xlink:type="simple" xlink:href="https://github.com/asdf-vm/asdf-elixir" text:style-name="Internet_20_link" text:visited-style-name="Visited_20_Internet_20_Link"><text:span text:style-name="T15">https://github.com/asdf-vm/asdf-elixir</text:span></text:a><text:span text:style-name="T15"><text:line-break/><text:tab/></text:span><text:span text:style-name="T16">на едно място - </text:span><text:a xlink:type="simple" xlink:href="https://gist.github.com/rubencaro/6a28138a40e629b06470" text:style-name="Internet_20_link" text:visited-style-name="Visited_20_Internet_20_Link"><text:span text:style-name="T16">https://gist.github.com/rubencaro/6a28138a40e629b06470</text:span></text:a><text:span text:style-name="T8"><text:line-break/><text:line-break/></text:span><text:span text:style-name="T19"> </text:span><text:span text:style-name="T21">Допълнително</text:span><text:span text:style-name="T19">:</text:span><text:span text:style-name="T2"><text:line-break/></text:span><text:a xlink:type="simple" xlink:href="https://www.gnu.org/software/emacs/" text:style-name="Internet_20_link" text:visited-style-name="Visited_20_Internet_20_Link"><text:span text:style-name="T13">https://www.gnu.org/software/emacs/</text:span></text:a><text:span text:style-name="T13"> </text:span><text:span text:style-name="T16">- лек <text:s/>текстов редактор, който не е графичен<text:line-break/></text:span><text:a xlink:type="simple" xlink:href="https://kate-editor.org/get-it/" text:style-name="Internet_20_link" text:visited-style-name="Visited_20_Internet_20_Link"><text:span text:style-name="T16">https://kate-editor.org/get-it/</text:span></text:a><text:span text:style-name="T16"> - лек <text:s/>текстов редактор, който е графичен</text:span><text:span text:style-name="T3"><text:line-break/><text:line-break/></text:span><text:a xlink:type="simple" xlink:href="https://github.com/christopheradams/elixir_style_guide?fbclid=IwAR2kV3s0HqkGfJlUhqqjhc8o0XZFySwkX71wdx5yyUIaCZjiQ0bHPOQ6hX4" text:style-name="Internet_20_link" text:visited-style-name="Visited_20_Internet_20_Link"><text:span text:style-name="T13">https://github.com/christopheradams/elixir_style_guide?fbclid=IwAR2kV3s0HqkGfJlUhqqjhc8o0XZFySwkX71wdx5yyUIaCZjiQ0bHPOQ6hX4</text:span></text:a><text:span text:style-name="T13"> –</text:span><text:span text:style-name="T17"> стандарт за стилизиране на Elixir код</text:span><text:span text:style-name="T3"><text:line-break/></text:span><text:span text:style-name="T2"><text:line-break/><text:line-break/></text:span><text:soft-page-break/><text:span text:style-name="T2"><text:line-break/></text:span><text:span text:style-name="T8">Моите и</text:span><text:span text:style-name="T4">нсталирани extention-и във VS code</text:span><text:span text:style-name="T1"><text:line-break/>------------------------------------------------------------------------------------------</text:span><text:span text:style-name="T25"><text:line-break/></text:span><text:span text:style-name="T23">chat v0.15.5 <text:line-break/>dark-plus-elixir v0.1.1 <text:line-break/>elixir-ls v0.2.25 <text:line-break/>remote-vscode v1.1.0 <text:line-break/>remotefs v0.0.16 <text:line-break/>sublime-keybindings v4.0.3 <text:line-break/>Theme-Dark-Dracula v0.0.2 <text:line-break/>vscode-elixir v1.1.0 <text:line-break/>vscode-elixir-formatter v0.2.0 <text:line-break/>vscode-peacock v2.4.0</text:span><text:span text:style-name="T22"><text:line-break/></text:span><text:span text:style-name="T24">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4:06:40.085255502</meta:creation-date>
    <dc:date>2019-07-10T15:08:09.764816911</dc:date>
    <meta:editing-duration>PT4M3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3" meta:word-count="288" meta:character-count="2712" meta:non-whitespace-character-count="2365"/>
  </office:meta>
</office:document-meta>
</file>